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4.286cm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4.0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cm" fo:min-width="2.8cm"/>
    </style:style>
    <style:style style:name="gr6" style:family="graphic" style:parent-style-name="standard">
      <style:graphic-properties draw:textarea-horizontal-align="justify" draw:textarea-vertical-align="middle" draw:auto-grow-height="false" fo:min-height="1.262cm" fo:min-width="2.774cm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14cm" fo:min-width="3.02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72cm" fo:min-width="3.9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8cm" svg:x="5.3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6cm" svg:height="2.4cm" svg:x="6.1cm" svg:y="7.9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7.2cm" svg:height="2.3cm" svg:x="6.4cm" svg:y="11.9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35cm" svg:y1="5.9cm" svg:x2="9.9cm" svg:y2="7.9cm" draw:start-shape="id1" draw:start-glue-point="8" draw:end-shape="id2" svg:d="M9350 5900l550 2000" svg:viewBox="0 0 551 2001">
          <text:p/>
        </draw:connector>
        <draw:connector draw:style-name="gr4" draw:text-style-name="P2" draw:layer="layout" draw:type="line" svg:x1="9.9cm" svg:y1="10.3cm" svg:x2="10cm" svg:y2="11.9cm" draw:start-shape="id2" draw:start-glue-point="8" draw:end-shape="id3" svg:d="M9900 10300l100 1600" svg:viewBox="0 0 101 1601">
          <text:p/>
        </draw:connector>
        <draw:custom-shape draw:style-name="gr5" draw:text-style-name="P1" xml:id="id4" draw:id="id4" draw:layer="layout" svg:width="6.6cm" svg:height="4.1cm" svg:x="6.5cm" svg:y="15.2cm">
          <text:p text:style-name="P1">A &gt; b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10cm" svg:y1="14.2cm" svg:x2="9.8cm" svg:y2="15.2cm" draw:start-shape="id3" draw:start-glue-point="8" draw:end-shape="id4" draw:end-glue-point="4" svg:d="M10000 14200l-200 1000" svg:viewBox="0 0 201 1001">
          <text:p/>
        </draw:connector>
        <draw:custom-shape draw:style-name="gr6" draw:text-style-name="P1" xml:id="id6" draw:id="id6" draw:layer="layout" svg:width="5.2cm" svg:height="2.4cm" svg:x="1cm" svg:y="20.2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5" draw:id="id5" draw:layer="layout" svg:width="5.6cm" svg:height="2.8cm" svg:x="12.4cm" svg:y="19.9cm">
          <text:p text:style-name="P3"><text:span text:style-name="T1">Drukuj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13.1cm" svg:y1="17.25cm" svg:x2="15.9cm" svg:y2="19.9cm" draw:start-shape="id4" draw:start-glue-point="7" draw:end-shape="id5" draw:end-glue-point="4" svg:d="M13100 17250h2800v2650" svg:viewBox="0 0 2801 2651">
          <text:p text:style-name="P1">NIE</text:p>
        </draw:connector>
        <draw:custom-shape draw:style-name="gr9" draw:text-style-name="P1" xml:id="id7" draw:id="id7" draw:layer="layout" svg:width="6.3cm" svg:height="3cm" svg:x="8.5cm" svg:y="24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6.5cm" svg:y1="17.25cm" svg:x2="3.6cm" svg:y2="20.2cm" draw:start-shape="id4" draw:start-glue-point="5" draw:end-shape="id6" draw:end-glue-point="5" svg:d="M6500 17250h-2900v2950" svg:viewBox="0 0 2901 2951">
          <text:p text:style-name="P1">TAK</text:p>
        </draw:connector>
        <draw:connector draw:style-name="gr4" draw:text-style-name="P2" draw:layer="layout" draw:type="line" svg:x1="3.6cm" svg:y1="22.6cm" svg:x2="8.5cm" svg:y2="26.1cm" draw:start-shape="id6" draw:start-glue-point="8" draw:end-shape="id7" svg:d="M3600 22600l4900 3500" svg:viewBox="0 0 4901 3501">
          <text:p/>
        </draw:connector>
        <draw:connector draw:style-name="gr4" draw:text-style-name="P2" draw:layer="layout" draw:type="line" svg:x1="14.5cm" svg:y1="22.7cm" svg:x2="13.878cm" svg:y2="25.039cm" draw:start-shape="id5" draw:start-glue-point="7" draw:end-shape="id7" draw:end-glue-point="11" svg:d="M14500 22700l-622 2339" svg:viewBox="0 0 623 2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27:01.866158504</meta:creation-date>
    <meta:generator>LibreOffice/6.0.7.3$Linux_X86_64 LibreOffice_project/00m0$Build-3</meta:generator>
    <dc:date>2019-10-31T12:33:23.108531943</dc:date>
    <meta:editing-duration>PT6M21S</meta:editing-duration>
    <meta:editing-cycles>1</meta:editing-cycles>
    <meta:document-statistic meta:object-count="14"/>
  </office:meta>
</office:document-meta>
</file>